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6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47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5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29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140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7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5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5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574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5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none" fo:border-left="2.01pt solid #000000" fo:border-right="none" fo:border-top="none"/>
    </style:style>
    <style:style style:name="ce58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58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59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59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59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59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05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14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09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09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5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5" office:value-type="string" calcext:value-type="string">
            <text:p>Name Library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57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5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57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62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6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5" table:number-columns-repeated="2"/>
          <table:covered-table-cell table:style-name="ce530"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63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524"/>
          <table:table-cell table:style-name="ce144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5"/>
          <table:table-cell table:style-name="ce524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5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469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5"/>
          <table:table-cell table:style-name="ce524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6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3" calcext:value-type="float">
            <text:p>3</text:p>
          </table:table-cell>
          <table:table-cell table:style-name="ce469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6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469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keyword/char8_t" xlink:type="simple">char8_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7" calcext:value-type="float">
            <text:p>7</text:p>
          </table:table-cell>
          <table:table-cell table:style-name="ce469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469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524"/>
          <table:covered-table-cell table:style-name="ce545"/>
          <table:table-cell table:style-name="ce144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469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524"/>
          <table:covered-table-cell table:style-name="ce145"/>
          <table:table-cell table:style-name="ce144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70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6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io/manip/quoted" xlink:type="simple">std::quoted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6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6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6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550"/>
          <table:table-cell table:style-name="ce154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469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469" office:value-type="string" calcext:value-type="string">
            <text:p><text:a xlink:href="https://en.cppreference.com/w/cpp/language/modules" xlink:type="simple">modul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513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4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524"/>
          <table:covered-table-cell table:style-name="ce545"/>
          <table:table-cell table:style-name="ce144"/>
          <table:table-cell/>
          <table:table-cell table:style-name="ce135"/>
          <table:table-cell table:style-name="ce552" table:number-columns-repeated="2"/>
          <table:table-cell table:style-name="ce154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469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4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469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6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524"/>
          <table:covered-table-cell table:style-name="ce145"/>
          <table:table-cell table:style-name="ce144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4" office:value-type="string" calcext:value-type="string">
            <text:p>Total: 0/20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6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524"/>
          <table:covered-table-cell table:style-name="ce545"/>
          <table:table-cell table:style-name="ce144"/>
          <table:table-cell/>
          <table:table-cell table:style-name="ce135"/>
          <table:table-cell table:style-name="ce154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4" table:number-columns-repeated="4"/>
          <table:table-cell/>
          <table:table-cell table:style-name="ce135"/>
          <table:table-cell table:style-name="ce524" office:value-type="string" calcext:value-type="string">
            <text:p>Total: 0/21</text:p>
          </table:table-cell>
          <table:table-cell table:style-name="ce154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/>
          <table:covered-table-cell table:number-columns-repeated="2"/>
          <table:table-cell table:number-columns-repeated="3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71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array.cpp" xlink:type="simple">#1</text:a></text:p>
          </table:table-cell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154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154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552"/>
          <table:table-cell table:style-name="ce154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37" office:value-type="string" calcext:value-type="string">
            <text:p>Total: 12/31</text:p>
          </table:table-cell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35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6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1" table:formula="of:=(45/172)" office:value-type="percentage" office:value="0.261627906976744" calcext:value-type="percentage" table:number-columns-spanned="19" table:number-rows-spanned="2">
            <text:p>26.16%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6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6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6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6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6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6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6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6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6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deque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list" xlink:type="simple">&lt;list&gt;</text:a></text:p>
          </table:table-cell>
          <table:table-cell table:style-name="ce86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map" xlink:type="simple">&lt;map&gt;</text:a></text:p>
          </table:table-cell>
          <table:table-cell table:style-name="ce86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47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tack" xlink:type="simple">&lt;stack&gt;</text:a></text:p>
          </table:table-cell>
          <table:table-cell table:style-name="ce86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queue" xlink:type="simple">&lt;queue&gt;</text:a></text:p>
          </table:table-cell>
          <table:table-cell table:style-name="ce86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6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469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cmath" xlink:type="simple">&lt;cmath&gt;</text:a></text:p>
          </table:table-cell>
          <table:table-cell table:style-name="ce86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469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6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fenv" xlink:type="simple">&lt;cfenv&gt;</text:a></text:p>
          </table:table-cell>
          <table:table-cell table:style-name="ce86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6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new" xlink:type="simple">&lt;new&gt;</text:a></text:p>
          </table:table-cell>
          <table:table-cell table:style-name="ce86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476" office:value-type="string" calcext:value-type="string">
            <text:p>Total: 33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3/70" office:value-type="percentage" office:value="0.471428571428571" calcext:value-type="percentage">
            <text:p>47.14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478" table:number-columns-repeated="5"/>
          <table:table-cell table:number-columns-repeated="6"/>
          <table:table-cell table:style-name="ce478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573"/>
        <table:table-column table:style-name="co34" table:default-cell-style-name="ce576"/>
        <table:table-column table:style-name="co35" table:default-cell-style-name="ce129"/>
        <table:table-column table:style-name="co36" table:number-columns-repeated="3" table:default-cell-style-name="ce129"/>
        <table:table-column table:style-name="co37" table:default-cell-style-name="ce129"/>
        <table:table-column table:style-name="co38" table:default-cell-style-name="ce129"/>
        <table:table-column table:style-name="co1" table:default-cell-style-name="ce585"/>
        <table:table-column table:style-name="co39" table:default-cell-style-name="ce572"/>
        <table:table-column table:style-name="co40" table:default-cell-style-name="ce469"/>
        <table:table-column table:style-name="co41" table:default-cell-style-name="ce589"/>
        <table:table-column table:style-name="co35" table:number-columns-repeated="2" table:default-cell-style-name="ce589"/>
        <table:table-column table:style-name="co35" table:default-cell-style-name="ce591"/>
        <table:table-column table:style-name="co42" table:default-cell-style-name="ce589"/>
        <table:table-column table:style-name="co35" table:default-cell-style-name="ce589"/>
        <table:table-column table:style-name="co39" table:default-cell-style-name="Default"/>
        <table:table-column table:style-name="co43" table:default-cell-style-name="ce570"/>
        <table:table-column table:style-name="co44" table:default-cell-style-name="ce593"/>
        <table:table-column table:style-name="co45" table:default-cell-style-name="ce589"/>
        <table:table-column table:style-name="co46" table:number-columns-repeated="2" table:default-cell-style-name="ce589"/>
        <table:table-column table:style-name="co46" table:default-cell-style-name="ce591"/>
        <table:table-column table:style-name="co37" table:default-cell-style-name="ce589"/>
        <table:table-column table:style-name="co35" table:default-cell-style-name="ce589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3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584" table:number-columns-spanned="1" table:number-rows-spanned="9"/>
          <table:table-cell table:style-name="ce58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592" table:number-columns-spanned="1" table:number-rows-spanned="12"/>
          <table:table-cell table:style-name="ce58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</table:table-row>
        <table:table-row table:style-name="ro10">
          <table:table-cell table:style-name="ce572" office:value-type="float" office:value="1" calcext:value-type="float">
            <text:p>1</text:p>
          </table:table-cell>
          <table:table-cell table:style-name="ce47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579" table:number-columns-repeated="2"/>
          <table:table-cell table:style-name="ce580"/>
          <table:table-cell table:style-name="ce582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524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524"/>
          <table:covered-table-cell/>
          <table:table-cell office:value-type="float" office:value="1" calcext:value-type="float">
            <text:p>1</text:p>
          </table:table-cell>
          <table:table-cell table:style-name="ce58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2" calcext:value-type="float">
            <text:p>2</text:p>
          </table:table-cell>
          <table:table-cell table:style-name="ce574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3" calcext:value-type="float">
            <text:p>3</text:p>
          </table:table-cell>
          <table:table-cell table:style-name="ce575" office:value-type="string" calcext:value-type="string">
            <text:p><text:a xlink:href="https://refactoring.guru/design-patterns/builder" xlink:type="simple">Builder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4" calcext:value-type="float">
            <text:p>4</text:p>
          </table:table-cell>
          <table:table-cell table:style-name="ce574" office:value-type="string" calcext:value-type="string">
            <text:p><text:a xlink:href="https://refactoring.guru/design-patterns/prototype" xlink:type="simple">Prototype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5" calcext:value-type="float">
            <text:p>5</text:p>
          </table:table-cell>
          <table:table-cell table:style-name="ce574" office:value-type="string" calcext:value-type="string">
            <text:p><text:a xlink:href="https://refactoring.guru/design-patterns/singleton" xlink:type="simple">Singleton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/>
          <table:table-cell table:style-name="ce573"/>
          <table:table-cell table:style-name="ce594"/>
          <table:table-cell table:style-name="ce590"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 table:style-name="ce129"/>
          <table:table-cell table:style-name="ce573"/>
          <table:table-cell table:style-name="ce594"/>
          <table:table-cell table:style-name="ce590" table:number-columns-repeated="6"/>
        </table:table-row>
        <table:table-row table:style-name="ro1">
          <table:table-cell table:style-name="Default"/>
          <table:table-cell table:style-name="ce577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578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6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478"/>
          <table:table-cell table:style-name="ce209" table:number-columns-spanned="1" table:number-rows-spanned="7"/>
          <table:table-cell table:style-name="ce213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3" office:value-type="string" calcext:value-type="string">
            <text:p>Solution</text:p>
          </table:table-cell>
          <table:covered-table-cell table:style-name="ce210"/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3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201" office:value-type="string" calcext:value-type="string">
            <text:p>GCD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01" office:value-type="string" calcext:value-type="string">
            <text:p>Palindrome</text:p>
          </table:table-cell>
          <table:table-cell table:style-name="ce527"/>
          <table:table-cell table:style-name="ce527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201" office:value-type="string" calcext:value-type="string">
            <text:p>Sieve Eratosthenes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Factorization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Check for whole number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/>
          <table:table-cell table:style-name="ce203"/>
          <table:table-cell table:style-name="ce205"/>
          <table:covered-table-cell table:style-name="ce212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5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476" office:value-type="string" calcext:value-type="string">
            <text:p>Name Data Structures</text:p>
          </table:table-cell>
          <table:table-cell table:style-name="ce476" office:value-type="string" calcext:value-type="string">
            <text:p>Theory</text:p>
          </table:table-cell>
          <table:table-cell table:style-name="ce476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Linked List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Stack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206"/>
        <table:table-column table:style-name="co6" table:default-cell-style-name="ce175"/>
        <table:table-column table:style-name="co51" table:default-cell-style-name="ce228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232"/>
          <table:table-cell/>
          <table:table-cell table:style-name="ce177" office:value-type="string" calcext:value-type="string" table:number-columns-spanned="2" table:number-rows-spanned="1">
            <text:p>Linux (Ubuntu)</text:p>
          </table:table-cell>
          <table:covered-table-cell table:style-name="ce232"/>
          <table:table-cell/>
          <table:table-cell table:style-name="ce177" office:value-type="string" calcext:value-type="string" table:number-columns-spanned="2" table:number-rows-spanned="1">
            <text:p>GCC/G++</text:p>
          </table:table-cell>
          <table:covered-table-cell table:style-name="ce232"/>
          <table:table-cell/>
        </table:table-row>
        <table:table-row table:style-name="ro11">
          <table:table-cell table:style-name="ce225" office:value-type="string" calcext:value-type="string">
            <text:p>Name library</text:p>
          </table:table-cell>
          <table:table-cell table:style-name="ce225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14" office:value-type="string" calcext:value-type="string">
            <text:p>Notes</text:p>
          </table:table-cell>
          <table:table-cell table:style-name="ce527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14" office:value-type="string" calcext:value-type="string">
            <text:p>Features</text:p>
          </table:table-cell>
          <table:table-cell table:style-name="ce527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11" office:value-type="string" calcext:value-type="string">
            <text:p>Linux shortcuts</text:p>
          </table:table-cell>
          <table:table-cell table:style-name="ce527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32" table:number-columns-repeated="2"/>
          <table:table-cell/>
          <table:table-cell table:style-name="ce232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11" office:value-type="string" calcext:value-type="string">
            <text:p>Windows shortcuts</text:p>
          </table:table-cell>
          <table:table-cell table:style-name="ce527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32" table:number-columns-repeated="2"/>
          <table:table-cell/>
          <table:table-cell table:style-name="ce232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2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476"/>
        <table:table-column table:style-name="co32" table:number-columns-repeated="2" table:default-cell-style-name="Default"/>
        <table:table-row table:style-name="ro16">
          <table:table-cell table:style-name="ce5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6:12:12.081188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18T16:13:46.067527030</dc:date>
    <meta:editing-duration>P2DT17H34M51S</meta:editing-duration>
    <meta:editing-cycles>332</meta:editing-cycles>
    <meta:document-statistic meta:table-count="5" meta:cell-count="793" meta:object-count="0"/>
  </office:meta>
</office:document-meta>
</file>